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2088"/>
    </style:style>
    <style:style style:name="T1" style:family="text">
      <style:text-properties officeooo:rsid="0004b558"/>
    </style:style>
    <style:style style:name="T2" style:family="text">
      <style:text-properties officeooo:rsid="000531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dgsdgdgs<text:span text:style-name="T1">xvzvzxxv</text:span><text:span text:style-name="T2">dsgsgssg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4T03:24:27.947839202</meta:creation-date>
    <dc:date>2021-12-24T03:31:21.181957830</dc:date>
    <meta:editing-duration>PT5M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" meta:character-count="25" meta:non-whitespace-character-count="25"/>
  </office:meta>
</office:document-meta>
</file>